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d306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5d306" officeooo:paragraph-rsid="0015d306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PUT</text:p>
      <text:p text:style-name="Standard">------First polynomial-----</text:p>
      <text:p text:style-name="Standard">Enter the values</text:p>
      <text:p text:style-name="Standard"/>
      <text:p text:style-name="Standard"><text:s/>Coeffecient: 5</text:p>
      <text:p text:style-name="Standard"/>
      <text:p text:style-name="Standard"><text:s/>Exponent: 4</text:p>
      <text:p text:style-name="Standard"/>
      <text:p text:style-name="Standard">Have more terms? (1- Yes, 0- No): 1</text:p>
      <text:p text:style-name="Standard">Enter the values</text:p>
      <text:p text:style-name="Standard"/>
      <text:p text:style-name="Standard"><text:s/>Coeffecient: 4</text:p>
      <text:p text:style-name="Standard"/>
      <text:p text:style-name="Standard"><text:s/>Exponent: 3</text:p>
      <text:p text:style-name="Standard"/>
      <text:p text:style-name="Standard">Have more terms? (1- Yes, 0- No): 1</text:p>
      <text:p text:style-name="Standard">Enter the values</text:p>
      <text:p text:style-name="Standard"/>
      <text:p text:style-name="Standard"><text:s/>Coeffecient: 2</text:p>
      <text:p text:style-name="Standard"/>
      <text:p text:style-name="Standard"><text:s/>Exponent: 2</text:p>
      <text:p text:style-name="Standard"/>
      <text:p text:style-name="Standard">Have more terms? (1- Yes, 0- No): 1</text:p>
      <text:p text:style-name="Standard">Enter the values</text:p>
      <text:p text:style-name="Standard"/>
      <text:p text:style-name="Standard"><text:s/>Coeffecient: 1</text:p>
      <text:p text:style-name="Standard"/>
      <text:p text:style-name="Standard"><text:s/>Exponent: 0</text:p>
      <text:p text:style-name="Standard"/>
      <text:p text:style-name="Standard">Have more terms? (1- Yes, 0- No): 0</text:p>
      <text:p text:style-name="Standard">First polynomial=</text:p>
      <text:p text:style-name="Standard"/>
      <text:p text:style-name="Standard">Polynomial expression = 5X^4+4X^3+2X^2+1X^0</text:p>
      <text:p text:style-name="Standard">------Second polynomial-----</text:p>
      <text:p text:style-name="Standard">Enter the values</text:p>
      <text:p text:style-name="Standard"/>
      <text:p text:style-name="Standard"><text:s/>Coeffecient: 5</text:p>
      <text:p text:style-name="Standard"/>
      <text:p text:style-name="Standard"><text:s/>Exponent: 3</text:p>
      <text:p text:style-name="Standard"/>
      <text:p text:style-name="Standard">Have more terms? (1- Yes, 0- No): 1</text:p>
      <text:p text:style-name="Standard">Enter the values</text:p>
      <text:p text:style-name="Standard"/>
      <text:p text:style-name="Standard"><text:s/>Coeffecient: 4</text:p>
      <text:p text:style-name="Standard"/>
      <text:p text:style-name="Standard"><text:s/>Exponent: 2</text:p>
      <text:p text:style-name="Standard"/>
      <text:p text:style-name="Standard">Have more terms? (1- Yes, 0- No): 1</text:p>
      <text:p text:style-name="Standard">Enter the values</text:p>
      <text:p text:style-name="Standard"/>
      <text:p text:style-name="Standard"><text:s/>Coeffecient: 3</text:p>
      <text:p text:style-name="Standard"/>
      <text:p text:style-name="Standard"><text:soft-page-break/><text:s/>Exponent: 0</text:p>
      <text:p text:style-name="Standard"/>
      <text:p text:style-name="Standard">Have more terms? (1- Yes, 0- No): 0</text:p>
      <text:p text:style-name="Standard"/>
      <text:p text:style-name="Standard">Second polynomial=</text:p>
      <text:p text:style-name="Standard"/>
      <text:p text:style-name="P1">Polynomial expression = 5X^3+4X^2+3X^0</text:p>
      <text:p text:style-name="P1">Sum=</text:p>
      <text:p text:style-name="Standard">Polynomial expression = 5X^4+9X^3+6X^2+4X^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23:33:11.203361304</meta:creation-date>
    <dc:date>2020-11-19T23:33:55.693344819</dc:date>
    <meta:editing-duration>PT45S</meta:editing-duration>
    <meta:editing-cycles>1</meta:editing-cycles>
    <meta:document-statistic meta:table-count="0" meta:image-count="0" meta:object-count="0" meta:page-count="2" meta:paragraph-count="37" meta:word-count="129" meta:character-count="770" meta:non-whitespace-character-count="666"/>
    <meta:generator>LibreOffice/6.4.6.2$Linux_X86_64 LibreOffice_project/40$Build-2</meta:generator>
  </office:meta>
</office:document-meta>
</file>